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line-height="150%" fo:text-align="end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officeooo:rsid="001d633f" officeooo:paragraph-rsid="001d633f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officeooo:rsid="001d633f" officeooo:paragraph-rsid="001d633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style="italic" officeooo:rsid="001d633f" officeooo:paragraph-rsid="001d633f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margin-left="0cm" fo:margin-right="0cm" fo:margin-top="0.499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officeooo:rsid="001d633f" officeooo:paragraph-rsid="001d633f" style:font-size-asian="14pt" style:font-size-complex="14pt"/>
    </style:style>
    <style:style style:name="P8" style:family="paragraph" style:parent-style-name="Standard">
      <style:paragraph-properties fo:margin-left="0cm" fo:margin-right="0cm" fo:margin-top="0.499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fo:font-weight="bold" officeooo:rsid="001d633f" officeooo:paragraph-rsid="001d633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 программе</text:p>
      <text:p text:style-name="P4">Программа CompareParallelTexts предназначена для переводчиков и позволяет сравнивать файлы оригинала и перевода в формате txt.</text:p>
      <text:p text:style-name="P7">После запуска пользователю предлагается выбрать файлы оригинала и перевода (порядок на данный момент не имеет значения). Файлы должны быть в формате plain text (txt), иметь кодировку UTF-8 и перенос строк Unix. <text:span text:style-name="T1">ОБРАТИТЕ ВНИМАНИЕ</text:span>: если текст имеет другую кодировку, программа попытается автоматически ее изменить с перезаписью исходного файла. Используйте на входе только временные файлы!</text:p>
      <text:p text:style-name="P8">Навигация</text:p>
      <text:p text:style-name="P4">Для навигации можно использовать мышь или стрелки на клавиатуре.</text:p>
      <text:p text:style-name="P4">Щелкните левой кнопкой мыши (ЛКМ) в нужном месте. Программа найдет ближайший фрагмент текста, по которому можно более-менее достоверно ориентироваться и выделит его. После этого будет произведен поиск соответствующего фрагмента во второй области окна.</text:p>
      <text:p text:style-name="P8">Алгоритм работы</text:p>
      <text:p text:style-name="P4">Программа ориентируется по словам (фрагменты, разделенные пробелами или разрывами строк), не включающим кириллицу и латиницу (например, числа). Пунктуация и скобки игнорируются. Имеет значение только номер такого ключевого фрагмента. Если большую часть текста составляет кириллица, то слова на латинице также будут считаться ключевыми фрагментами.</text:p>
      <text:p text:style-name="P4">Пример:</text:p>
      <text:p text:style-name="P4">Рассмотрим такой оригинальный текст:</text:p>
      <text:p text:style-name="P6">Компания Ford выпускает модель F-350 с 2006 года.</text:p>
      <text:p text:style-name="P4">И перевод:</text:p>
      <text:p text:style-name="P6">The Ford company puts the F-350 model into circulation since 2006.</text:p>
      <text:p text:style-name="P7">Если нажать ЛКМ внутри слов "Компания" или "Ford" в первом тексте, то программа выделит "Ford" как в первом, так и во втором тексте. Если "Ford" повторяется несколько раз, то во втором тексте программа попытается отыскать "Ford" с учетом его повторов, т.е. выделение пятого по счету "Ford" в первом тексте приведет к выделению также пятого "Ford" во втором тексте. Ключевыми фрагментами также являются "F-350" и 2006. </text:p>
      <text:p text:style-name="P4">Ключевые фрагменты также можно искать во втором тексте, однако, будут находиться только "F-350" и "2006", но не "Ford", потому что второй текст на английском.</text:p>
      <text:p text:style-name="P8">Поиск по тексту</text:p>
      <text:p text:style-name="P4">Как по первому, так и второму тексту можно производить поиск (Control-F3 - искать новое слово или слова, F3 - искать далее по тексту, Shift-F3 - искать назад по текс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language="en" fo:country="US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$Build-2</meta:generator>
    <meta:creation-date>2015-12-01T12:35:58.584395590</meta:creation-date>
    <meta:editing-cycles>2</meta:editing-cycles>
    <meta:editing-duration>PT33S</meta:editing-duration>
    <dc:date>2015-12-01T12:39:52.495008029</dc:date>
    <meta:document-statistic meta:table-count="0" meta:image-count="0" meta:object-count="0" meta:page-count="1" meta:paragraph-count="17" meta:word-count="305" meta:character-count="2137" meta:non-whitespace-character-count="1848"/>
    <meta:user-defined meta:name="Info 1"/>
    <meta:user-defined meta:name="Info 2"/>
    <meta:user-defined meta:name="Info 3"/>
    <meta:user-defined meta:name="Info 4"/>
    <meta:template xlink:type="simple" xlink:actuate="onRequest" xlink:title="inquiry" xlink:href="../../../../../../home/pete/Шаблоны/inquiry.ott" meta:date="2015-12-01T12:35:56.843188503"/>
  </office:meta>
</office:document-meta>
</file>